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color="#0066f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66ff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.397cm" svg:x="4.429cm" svg:y="4.81cm">
          <text:p text:style-name="P1"><text:span text:style-name="T1">/model2/A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0.886cm" svg:x="4.429cm" svg:y="6.21cm">
          <text:p text:style-name="P2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53cm" svg:height="0.886cm" svg:x="5.429cm" svg:y="6.21cm">
          <text:p text:style-name="P2"><text:span text:style-name="T2">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63cm" svg:height="0.886cm" svg:x="9.329cm" svg:y="6.21cm">
          <text:p text:style-name="P2"><text:span text:style-name="T2">Dir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0.886cm" svg:x="13.192cm" svg:y="6.21cm">
          <text:p text:style-name="P2"><text:span text:style-name="T2">Out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016cm" svg:height="0.886cm" svg:x="4.429cm" svg:y="7.0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29cm" svg:y="7.0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29cm" svg:y="7.096cm">
            <text:p text:style-name="P4"><text:span text:style-name="T4">I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2cm" svg:y="7.096cm">
            <text:p text:style-name="P5"><text:span text:style-name="T5">/model1/A5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cm" svg:y="7.8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cm" svg:y="7.8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cm" svg:y="7.896cm">
            <text:p text:style-name="P4"><text:span text:style-name="T4">O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3cm" svg:y="7.896cm">
            <text:p text:style-name="P5"><text:span text:style-name="T5">/model3/A6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cm" svg:y="8.6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cm" svg:y="8.6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cm" svg:y="8.696cm">
            <text:p text:style-name="P4"><text:span text:style-name="T4">O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3cm" svg:y="8.696cm">
            <text:p text:style-name="P5"><text:span text:style-name="T5">/model3/A4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1cm" svg:y="9.4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1cm" svg:y="9.4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1cm" svg:y="9.496cm">
            <text:p text:style-name="P4"><text:span text:style-name="T4">I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4cm" svg:y="9.496cm">
            <text:p text:style-name="P5"><text:span text:style-name="T5">/model1/A7/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32cm" svg:y="10.2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32cm" svg:y="10.2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863cm" svg:height="0.886cm" svg:x="9.332cm" svg:y="10.296cm">
            <text:p text:style-name="P4"><text:span text:style-name="T4">Ou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874cm" svg:height="0.886cm" svg:x="13.195cm" svg:y="10.296cm">
            <text:p text:style-name="P5"><text:span text:style-name="T5">/model2/A9/...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11-24T11:39:59.196094857</meta:creation-date>
    <dc:date>2014-11-24T11:55:18.461901190</dc:date>
    <dc:creator>darjeeling </dc:creator>
    <meta:editing-duration>PT5M18S</meta:editing-duration>
    <meta:editing-cycles>2</meta:editing-cycles>
    <meta:generator>LibreOffice/4.2.7.2$Linux_X86_64 LibreOffice_project/420m0$Build-2</meta:generator>
    <meta:document-statistic meta:object-count="30"/>
  </office:meta>
</office:document-meta>
</file>